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7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Heading_20_2">
      <style:text-properties fo:font-size="14pt" style:font-size-asian="14pt" style:font-size-complex="14pt"/>
    </style:style>
    <style:style style:name="P9" style:family="paragraph" style:parent-style-name="Standard" style:list-style-name="L2">
      <style:text-properties fo:font-size="12pt" style:font-size-asian="12pt" style:font-size-complex="12pt"/>
    </style:style>
    <style:style style:name="P10" style:family="paragraph" style:parent-style-name="Standard" style:list-style-name="L2">
      <style:text-properties fo:font-size="12pt" fo:language="en" fo:country="US" style:font-size-asian="12pt" style:font-size-complex="12pt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4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Задание </text:span>CA$H4FRIEND$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">Задание CA$H4FRIEND$<text:tab/>1</text:p>
          <text:p text:style-name="P5">Общее описание<text:tab/>1</text:p>
          <text:p text:style-name="P5">Продавцы<text:tab/>1</text:p>
          <text:p text:style-name="P5">Покупатели<text:tab/>1</text:p>
          <text:p text:style-name="P5">Процесс купли-продажи<text:tab/>1</text:p>
          <text:p text:style-name="P5">Упрощающие допущения<text:tab/>2</text:p>
        </text:index-body>
      </text:table-of-content>
      <text:h text:style-name="P7" text:outline-level="2">Общее описание</text:h>
      <text:p text:style-name="P2">Итак, система представляет собой простую аукционную площадку для купли-продажи товаров для домашних животных. </text:p>
      <text:h text:style-name="Heading_20_2" text:outline-level="2">Продавцы</text:h>
      <text:p text:style-name="P3">Продавцы заходят в свой раздел «Мои лоты» и добавляют описание своего товара. Описание состоит из короткого названия (<text:span text:style-name="T2">~40 </text:span>символов), длинного текстового описания, нескольких картинок, начальной цены, за которую продавец готов отдать товар. </text:p>
      <text:p text:style-name="P3">Если необходимые параметры остаются не заданными, то пользователя просят их задать.</text:p>
      <text:p text:style-name="P3">После чего лот попадает на аукцион и продавец может отслеживать текущий статус в разделе «Мои лоты».</text:p>
      <text:h text:style-name="Heading_20_2" text:outline-level="2">Покупатели</text:h>
      <text:p text:style-name="P3">Покупатели могут ходить по сайту без авторизации. Как только кто-нибудь нажимает на «купить» или «Мои лоты» или что-то подобное, то ему требуется зайти в систему как и продавцу.</text:p>
      <text:p text:style-name="P3">Покупатель добавляет нажатием кнопки купить (только для тех аукционов, которые не окончены) аукцион в свой текущий список. Этот список позволяет отображать состояние и управлять ходом торгов на нескольких аукционах сразу.</text:p>
      <text:p text:style-name="P1"><text:span text:style-name="T3">Для упрощения процесса поиска товаров пользователю предоставляется категоризация <text:s/>товаров. Считается, что список категорий практически не меняется, так что его можно редактировать только администратору </text:span><text:span text:style-name="T5">SQL </text:span><text:span text:style-name="T3">запросами. </text:span></text:p>
      <text:p text:style-name="P3">Есть также несколько «быстрых ссылок» для поиска (см. шаблон дизайна, справа внизу главной страницы).</text:p>
      <text:p text:style-name="P3">Также есть специальная форма расширенного поиска. При вводе некорректных цен необходимо сообщать об ошибке ввода.</text:p>
      <text:h text:style-name="Heading_20_2" text:outline-level="2">Процесс купли-продажи</text:h>
      <text:p text:style-name="P3">Для упрощения считаем, что товар будет экспонироваться на аукционе в течение 30 минут (для тестирования). </text:p>
      <text:p text:style-name="P3"><text:soft-page-break/>В течение этого времени любой авторизованный пользователь может поднимать цену (<text:span text:style-name="T2">bid</text:span>) не менее чем на <text:span text:style-name="T2">$1 </text:span>за раз, тем самым он претендует на то, что товар должен достаться именно ему.</text:p>
      <text:p text:style-name="P3">По истечении 30 минут, если хотя бы один пользователь сделал <text:span text:style-name="T2">bid, </text:span>то последний пользователь получает на почту письмо, что он должен оплатить покупку на ту сумму, которая окажется последней. Если никто не сделал ни одного <text:span text:style-name="T2">bid'</text:span>а, то продавец получает письмо о том, что цена слишком велика. Что он будет дальше с этим делать – не важно.</text:p>
      <text:p text:style-name="P3">Важно то, что даже при отсутствии действий пользователей, запущенные аукционы завершаются отправкой почтовый сообщений.</text:p>
      <text:h text:style-name="Heading_20_2" text:outline-level="2">Упрощающие допущения</text:h>
      <text:list xml:id="list20700357" text:style-name="L1">
        <text:list-item>
          <text:p text:style-name="P11"><text:span text:style-name="T3">Проблема ограничения количества выводимых значений должна быть решена только для <text:s/>главного раздела системы (ссылка </text:span><text:span text:style-name="T4">&lt;&lt;older</text:span><text:span text:style-name="T5"> </text:span><text:span text:style-name="T3">внизу).</text:span></text:p>
        </text:list-item>
        <text:list-item>
          <text:p text:style-name="P13">Главная картинка должна быть правильного размера, чтобы всё не разъехалось. Можно считать, что продавец всегда будет загружать картинки правильных размеров (не нужно масштабировать их автоматически)</text:p>
        </text:list-item>
        <text:list-item>
          <text:p text:style-name="P14"><text:span text:style-name="T6">Email, </text:span><text:span text:style-name="T3">указываемый при регистрации не требуется подтверждать</text:span></text:p>
        </text:list-item>
        <text:list-item>
          <text:p text:style-name="P11"><text:span text:style-name="T3">Контент для тестового наполнения можно взять откуда-нибудь отсюда </text:span><text:a xlink:type="simple" xlink:href="http://www.petstore.com/">www.petstore.com</text:a></text:p>
        </text:list-item>
      </text:list>
      <text:h text:style-name="P8" text:outline-level="2"><text:span text:style-name="T1">Предполагаемые технологии</text:span></text:h>
      <text:list xml:id="list21157253" text:style-name="L2">
        <text:list-item>
          <text:p text:style-name="P9">OpenSymphony Quartz <text:span text:style-name="T1">(есть внутри </text:span>Jboss<text:span text:style-name="T1">) для проверки состояния и закрытия аукционов по расписанию</text:span></text:p>
        </text:list-item>
        <text:list-item>
          <text:p text:style-name="P10">JBoss MailSession <text:span text:style-name="T1">интерфейс для работы с </text:span>SMTP</text:p>
        </text:list-item>
        <text:list-item>
          <text:p text:style-name="P10">Spring Web MVC</text:p>
        </text:list-item>
        <text:list-item>
          <text:p text:style-name="P10">JSP/JSTL</text:p>
        </text:list-item>
        <text:list-item>
          <text:p text:style-name="P10">EJB3 Session Beans <text:span text:style-name="T1">для бизнес-логики</text:span></text:p>
        </text:list-item>
        <text:list-item>
          <text:p text:style-name="P10">EJB3 Entities (JPA over Hibernate) <text:span text:style-name="T1">для работы с СУБД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4-02T01:06:04.10</dc:date>
    <meta:editing-duration>PT05H52M41S</meta:editing-duration>
    <meta:editing-cycles>257</meta:editing-cycles>
    <meta:generator>OpenOffice.org/3.2$Win32 OpenOffice.org_project/320m12$Build-9483</meta:generator>
    <meta:document-statistic meta:table-count="0" meta:image-count="0" meta:object-count="0" meta:page-count="2" meta:paragraph-count="37" meta:word-count="433" meta:character-count="3076"/>
    <meta:user-defined meta:name="Поле 1"/>
    <meta:user-defined meta:name="Поле 2"/>
    <meta:user-defined meta:name="Поле 3"/>
    <meta:user-defined meta:name="Поле 4"/>
  </office:meta>
</office:document-meta>
</file>